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ES" style:font-name-complex="Calibri1"/>
    </style:style>
    <style:style style:name="P2" style:family="paragraph" style:parent-style-name="Standard">
      <style:text-properties fo:color="#000000" fo:language="es" fo:country="ES" fo:font-weight="bold" style:font-name-asian="Times New Roman1" style:language-asian="es" style:country-asian="ES" style:font-weight-asian="bold" style:font-name-complex="Calibri1" style:font-weight-complex="bold"/>
    </style:style>
    <style:style style:name="P3" style:family="paragraph" style:parent-style-name="Standard">
      <style:text-properties fo:color="#000000" fo:language="es" fo:country="ES" style:font-name-asian="Times New Roman1" style:language-asian="es" style:country-asian="ES" style:font-name-complex="Calibri1"/>
    </style:style>
    <style:style style:name="P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language="es" fo:country="ES" style:font-name-asian="Times New Roman1" style:language-asian="es" style:country-asian="ES" style:font-name-complex="Calibri1"/>
    </style:style>
    <style:style style:name="P6" style:family="paragraph" style:parent-style-name="Standard" style:master-page-name="Standard">
      <style:paragraph-properties fo:text-align="center" style:justify-single-word="false" style:page-number="auto"/>
    </style:style>
    <style:style style:name="P7" style:family="paragraph" style:parent-style-name="HTML_20_Preformatted">
      <loext:graphic-properties draw:fill="solid" draw:fill-color="#ffffff"/>
      <style:paragraph-properties fo:background-color="#ffffff"/>
    </style:style>
    <style:style style:name="P8" style:family="paragraph" style:parent-style-name="HTML_20_Preformatted">
      <loext:graphic-properties draw:fill="solid" draw:fill-color="#ffffff"/>
      <style:paragraph-properties fo:background-color="#ffffff"/>
      <style:text-properties fo:color="#000000" style:font-name="Calibri" fo:font-size="11pt" style:font-size-asian="11pt" style:font-name-complex="Calibri1" style:font-size-complex="11pt"/>
    </style:style>
    <style:style style:name="P9" style:family="paragraph" style:parent-style-name="HTML_20_Preformatted">
      <loext:graphic-properties draw:fill="solid" draw:fill-color="#ffffff"/>
      <style:paragraph-properties fo:background-color="#ffffff"/>
      <style:text-properties fo:color="#000000" style:font-name="Calibri" fo:font-size="11pt" fo:font-weight="bold" style:font-size-asian="11pt" style:font-weight-asian="bold" style:font-name-complex="Calibri1" style:font-size-complex="11pt" style:font-weight-complex="bold"/>
    </style:style>
    <style:style style:name="P10" style:family="paragraph" style:parent-style-name="HTML_20_Preformatted">
      <loext:graphic-properties draw:fill="solid" draw:fill-color="#ffffff"/>
      <style:paragraph-properties fo:background-color="#ffffff"/>
      <style:text-properties fo:color="#000000" style:font-name="Calibri" fo:font-size="11pt" fo:font-weight="bold" style:font-size-asian="11pt" style:font-weight-asian="bold" style:font-name-complex="Calibri1" style:font-size-complex="11pt" style:font-weight-complex="bold"/>
    </style:style>
    <style:style style:name="P11" style:family="paragraph" style:parent-style-name="HTML_20_Preformatted">
      <loext:graphic-properties draw:fill="solid" draw:fill-color="#ffffff"/>
      <style:paragraph-properties fo:background-color="#ffffff"/>
      <style:text-properties fo:color="#000000" style:font-name="Calibri" fo:font-size="11pt" fo:language="en" fo:country="GB" style:font-size-asian="11pt" style:font-name-complex="Calibri1" style:font-size-complex="11pt"/>
    </style:style>
    <style:style style:name="P12" style:family="paragraph" style:parent-style-name="HTML_20_Preformatted">
      <loext:graphic-properties draw:fill="solid" draw:fill-color="#ffffff"/>
      <style:paragraph-properties fo:background-color="#ffffff"/>
      <style:text-properties fo:color="#000000" style:font-name="Calibri" fo:font-size="18pt" fo:font-weight="bold" style:font-size-asian="18pt" style:font-weight-asian="bold" style:font-name-complex="Calibri1" style:font-size-complex="18pt" style:font-weight-complex="bold"/>
    </style:style>
    <style:style style:name="P13" style:family="paragraph" style:parent-style-name="HTML_20_Preformatted">
      <loext:graphic-properties draw:fill="solid" draw:fill-color="#ffffff"/>
      <style:paragraph-properties fo:background-color="#ffffff"/>
      <style:text-properties officeooo:rsid="00189999" officeooo:paragraph-rsid="00189999"/>
    </style:style>
    <style:style style:name="P14" style:family="paragraph" style:parent-style-name="HTML_20_Preformatted">
      <loext:graphic-properties draw:fill="solid" draw:fill-color="#ffffff"/>
      <style:paragraph-properties fo:break-before="page" fo:background-color="#ffffff"/>
    </style:style>
    <style:style style:name="T1" style:family="text">
      <style:text-properties fo:font-size="16pt" fo:language="es" fo:country="ES" style:font-size-asian="16pt" style:font-size-complex="16pt"/>
    </style:style>
    <style:style style:name="T2" style:family="text">
      <style:text-properties fo:language="es" fo:country="ES" fo:font-weight="bold" style:font-weight-asian="bold" style:font-name-complex="Calibri1" style:font-weight-complex="bold"/>
    </style:style>
    <style:style style:name="T3" style:family="text">
      <style:text-properties fo:color="#000000" fo:language="es" fo:country="ES" style:font-name-asian="Times New Roman1" style:language-asian="es" style:country-asian="ES" style:font-name-complex="Calibri1"/>
    </style:style>
    <style:style style:name="T4" style:family="text">
      <style:text-properties fo:color="#000000" style:font-name="Calibri" fo:font-size="11pt" style:font-size-asian="11pt" style:font-name-complex="Calibri1" style:font-size-complex="11pt"/>
    </style:style>
    <style:style style:name="T5" style:family="text">
      <style:text-properties fo:color="#000000" style:font-name="Calibri" fo:font-size="11pt" style:font-size-asian="11pt" style:font-name-complex="Calibri1" style:font-size-complex="11pt"/>
    </style:style>
    <style:style style:name="T6" style:family="text">
      <style:text-properties fo:color="#000000" style:font-name="Calibri" fo:font-size="11pt" officeooo:rsid="00189999" style:font-size-asian="11pt" style:font-name-complex="Calibri1" style:font-size-complex="11pt"/>
    </style:style>
    <style:style style:name="T7" style:family="text">
      <style:text-properties fo:color="#000000" style:font-name="Calibri" fo:font-size="11pt" fo:font-weight="bold" style:font-size-asian="11pt" style:font-weight-asian="bold" style:font-name-complex="Calibri1" style:font-size-complex="11pt" style:font-weight-complex="bold"/>
    </style:style>
    <style:style style:name="T8" style:family="text">
      <style:text-properties fo:color="#000000" style:font-name="Calibri" fo:font-size="11pt" fo:language="en" fo:country="GB" style:font-size-asian="11pt" style:font-name-complex="Calibri1" style:font-size-complex="11pt"/>
    </style:style>
    <style:style style:name="T9" style:family="text">
      <style:text-properties fo:color="#000000" style:font-name="Calibri" fo:font-size="18pt" fo:font-weight="bold" style:font-size-asian="18pt" style:font-weight-asian="bold" style:font-name-complex="Calibri1" style:font-size-complex="18pt" style:font-weight-complex="bold"/>
    </style:style>
    <style:style style:name="T10" style:family="text">
      <style:text-properties fo:color="#000000" style:font-name-complex="Calibri1"/>
    </style:style>
    <style:style style:name="T11" style:family="text">
      <style:text-properties style:font-name="Times New Roman" fo:font-size="12pt"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Sistemas microinformáticos</text:span></text:p>
      <text:p text:style-name="Standard"><text:span text:style-name="T2">1.1 La arquitectura de los ordenadores.</text:span></text:p>
      <text:p text:style-name="Standard"><text:span text:style-name="T2">1.1.1 La máquina de Turing</text:span></text:p>
      <text:p text:style-name="P4"><text:span text:style-name="T3">Alan Mathison Turing, matemático y computador científico inglés, desarrolló entre 1935 y 1945 un modelo </text:span></text:p>
      <text:p text:style-name="P4"><text:span text:style-name="T3">computacional hipotético que permitía en teoría resolver cualquier problema matemático siempre y cuando se reduzca </text:span></text:p>
      <text:p text:style-name="P4"><text:span text:style-name="T3">a un algoritmo. </text:span></text:p>
      <text:p text:style-name="P5"/>
      <text:p text:style-name="P4"><text:span text:style-name="T3">De esta forma, será posible calcular funciones dadas a partir de las operaciones más simples posibles y, aunque sea un algoritmo muy complejo, será posible descomponerlo en una mayor cantidad de pasos hasta resolverlo.</text:span></text:p>
      <text:p text:style-name="P1"/>
      <text:p text:style-name="P7"><text:span text:style-name="T4">Los componentes de esta máquina son: </text:span></text:p>
      <text:p text:style-name="P1"/>
      <text:p text:style-name="P7"><text:span text:style-name="T4">Memoria: se trata de una cinta infinitamente larga dividida en celdas cuadradas en cada una de las cuales hay un símbolo de un código (por ejemplo, un 1 o un O, por lo que la cinta ocupa un bit). Este conjunto de símbolos o códigos es lo que se conoce como alfabeto de la máquina. En esta memoria se permite el almacenamiento tanto de la información introducida y de los datos de salida, como de los pasos intermedios que se han llevado a cabo para resolver el algoritmo, lo que permite hacer un seguimiento del proceso llevado a cabo.</text:span></text:p>
      <text:p text:style-name="P8"/>
      <text:p text:style-name="P7"><text:span text:style-name="T4">Cabezal de lectura-escritura: es un dispositivo capaz de realizar cuatro operaciones: desplazarse una posición a la derecha respecto a la celda actual, desplazarse una posición a la izquierda, leer el contenido de la celda en la que se encuentra y escribir un símbolo distinto al que había sido leído por el cabezal o escribir nuevamente el que había en la celda.</text:span></text:p>
      <text:p text:style-name="P8"/>
      <text:p text:style-name="P7"><text:span text:style-name="T4">Procesador: es un dispositivo digital que puede dividirse en dos partes atendiendo a las distintas funciones que cumple cada una dentro de la máquina.</text:span></text:p>
      <text:p text:style-name="P8"/>
      <text:p text:style-name="P7"><text:span text:style-name="T7">1.1.2 La arquitectura de Harvard</text:span></text:p>
      <text:p text:style-name="P8"/>
      <text:p text:style-name="P7"><text:span text:style-name="T4">Esta arquitectura se caracteriza por tener la memoria de datos separada de la memoria del programa y éstas a su vez unidas a la CPU a través de buses independientes (luego, pueden tener distintos contenidos en la misma dirección) y permite a la CPU acceder simultáneamente a las dos memorias.</text:span></text:p>
      <text:p text:style-name="P8"/>
      <text:p text:style-name="P2"/>
      <text:p text:style-name="P14"><text:span text:style-name="T7">1.1.3 La arquitectura de Von Neumann</text:span></text:p>
      <text:p text:style-name="P9"/>
      <text:p text:style-name="P7"><text:span text:style-name="T4">En 1944, John von Neumann describió en su famoso modelo un computador con programa almacenado en memoria eléctrica. Este modelo se utilizó en la construcción del EDVAC (Electronic Discrete Variable Automatic Computer) en 1952 y es la que se utiliza en la mayoría de los ordenadores que hay en la actualidad. </text:span></text:p>
      <text:p text:style-name="P7"><text:span text:style-name="T4">El concepto del programa almacenado es un concepto teórico muy importante que fue establecido por von Neumann en un borrador sobre el diseño de la EDVAC. A diferencia de los primeros computadores, von Neumann proponía que tanto el programa como sus datos fueran almacenados en la memoria del computador.</text:span></text:p>
      <text:p text:style-name="P7"><text:span text:style-name="T4">Según la arquitectura de von Neumann, un computador está formado por:</text:span></text:p>
      <text:p text:style-name="P8"/>
      <text:p text:style-name="P7"><text:span text:style-name="T4">Unidad Aritmético-Lógica (ALU) que realiza cálculos y comparaciones, y toma decisiones lógicas (determina si una afirmación es cierta o falsa mediante las reglas de Álgebra de Boole).</text:span></text:p>
      <text:p text:style-name="P8"/>
      <text:p text:style-name="P7"><text:span text:style-name="T4">Unidad de Control (UC) que interpreta cada una de las instrucciones del programa en lenguaje máquina y, de acuerdo con su microprogramación, ir generando las señales lógicas para que se realicen las modificaciones sobre los registros.</text:span></text:p>
      <text:p text:style-name="P8"/>
      <text:p text:style-name="P7"><text:span text:style-name="T4">La Memoria que está formada por los elementos que permiten almacenar y recuperar la información y una serie de Registros donde se almacena información temporalmente.</text:span></text:p>
      <text:p text:style-name="P8"/>
      <text:p text:style-name="P7"><text:span text:style-name="T4">Los sistemas de Entrada/Salida que permiten la comunicación con los dispositivos periféricos.</text:span></text:p>
      <text:p text:style-name="P8"/>
      <text:p text:style-name="P7"><text:span text:style-name="T4">La CPU no es más que un circuito secuencial que interpreta y ejecuta instrucciones. Se compone de los dos primeros elementos del computador (la UC y la ALU) y de los registros.</text:span></text:p>
      <text:p text:style-name="P8"/>
      <text:p text:style-name="P7"><text:span text:style-name="T4">Según sea el repertorio de instrucciones que puede ejecutar el procesador, se van a clasificar las arquitecturas en: </text:span></text:p>
      <text:p text:style-name="P9"/>
      <text:p text:style-name="P7"><text:span text:style-name="T4">RISC (Redllced-Instrllction-Set Compllting): esta arquitectura se basa en la idea de que la mayoría de las instrucciones para realizar procesos en el computador son relativamente simples, por lo que se minimiza el número de instrucciones y su complejidad a la hora de diseñar la CPU. Ejemplos: el SPARC de Sun Microsystem's y el Alpha de Digital.</text:span></text:p>
      <text:p text:style-name="P9"/>
      <text:p text:style-name="P7"><text:span text:style-name="T4">CISC (Complex-Instrllction-Set Computing): por el contrario, esta arquitectura tiene una gran cantidad de instrucciones y, por tanto, es muy rápida procesando código complejo, por ejemplo, los micros de la familia 80 x 86 de Intel (Pentium incluidos).</text:span></text:p>
      <text:p text:style-name="P8"/>
      <text:p text:style-name="P2"/>
      <text:p text:style-name="P14"><text:span text:style-name="T7">1.2 El Sistema Informático</text:span></text:p>
      <text:p text:style-name="P8"/>
      <text:p text:style-name="P7"><text:span text:style-name="T4">Un sistema informático puede definirse como un conjunto de partes interrelacionadas. Un sistema informático típico emplea un ordenador que usa dispositivos programables para capturar,almacenar y procesar datos.</text:span></text:p>
      <text:p text:style-name="P8"/>
      <text:p text:style-name="P7"><text:span text:style-name="T4">Todo sistema informático está compuesto por tres elementos básicos: </text:span></text:p>
      <text:p text:style-name="P8"/>
      <text:p text:style-name="P7"><text:span text:style-name="T4">Un componente físico (hardware): incluye las placas, circuitos integrados, conectores, cables y sistema de comunicaciones.</text:span></text:p>
      <text:p text:style-name="P8"/>
      <text:p text:style-name="P7"><text:span text:style-name="T4">Un componente lógico (software): permite disponer de un lenguaje lógico para comunicarse con el hardware y controlarlo. Hay dos tipos de software:</text:span></text:p>
      <text:p text:style-name="P8"/>
      <text:p text:style-name="P7"><text:span text:style-name="T4"><text:tab/>Software de base: es el conjunto de programas necesarios para que el hardware tenga capacidad de trabajar. Recibe también el nombre de sistema operativo.</text:span></text:p>
      <text:p text:style-name="P8"/>
      <text:p text:style-name="P7"><text:span text:style-name="T4"><text:tab/>Software de aplicación: son los programas que maneja el usuario (tratamiento de textos, bases de datos, hojas de cálculo…).</text:span></text:p>
      <text:p text:style-name="P8"/>
      <text:p text:style-name="P7"><text:span text:style-name="T4">Un componente humano: está constituido por las personas que participan en la dirección, diseño, desarrollo, implantación y explotación de un sistema informático. </text:span></text:p>
      <text:p text:style-name="P8"/>
      <text:p text:style-name="P8"/>
      <text:p text:style-name="P7"><text:span text:style-name="T7">1.3 Los componentes físicos de un Sistema Informático</text:span></text:p>
      <text:p text:style-name="P8"/>
      <text:p text:style-name="P7"><text:span text:style-name="T4">Entre los componentes físicos de un sistema informático se encuentran:</text:span></text:p>
      <text:p text:style-name="P8"/>
      <text:p text:style-name="P7"><text:span text:style-name="T4">- El chasis, caja o torre: es el recinto metálico o de plástico que alberga los principales componentes del ordenador y se encarga fundamentalmente de su protección. </text:span></text:p>
      <text:p text:style-name="P8"/>
      <text:p text:style-name="P7"><text:span text:style-name="T4">- La fuente de alimentación: transforma la corriente eléctrica alterna procedente del sistema eléctrico en corriente continua en un voltaje apropiado para los distintos componentes del ordenador.</text:span></text:p>
      <text:p text:style-name="P8"/>
      <text:p text:style-name="P7"><text:span text:style-name="T4">- El sistema de refrigeración: permite mantener el sistema refrigerado como factor determinante de la longevidad del equipo así como del aprovechamiento óptimo de las prestaciones del mismo. </text:span></text:p>
      <text:p text:style-name="P8"/>
      <text:p text:style-name="P7"><text:span text:style-name="T4">- La placa base (mainboard) o placa madre (motherboard): es uno de los elementos principales del ordenador, ya que a ella se conectan todos los demás componentes, siendo conocido como un componente integrador. </text:span></text:p>
      <text:p text:style-name="P8"/>
      <text:p text:style-name="P7"><text:span text:style-name="T4">Una placa base ATX actual ofrece un aspecto similar al siguiente: </text:span></text:p>
      <text:p text:style-name="P8"/>
      <text:p text:style-name="P7"><text:span text:style-name="T4">El circuito impreso: también conocido como PCB (Printed Circuit Board). Es un medio para sostener mecánicamente y conectar eléctricamente componentes electrónicos, a través de rutas o pistas de material conductor grabados en hojas de cobre laminadas sobre un sustrato no conductor.</text:span></text:p>
      <text:p text:style-name="P8"/>
      <text:p text:style-name="P7"><text:soft-page-break/><text:span text:style-name="T4">Zócalo del procesador o socket: es el conector donde se inserta el microprocesador. Los primeros microprocesadores estaban soldados a la placa base o insertados en zócalos donde era imposibles sacarlos.</text:span></text:p>
      <text:p text:style-name="P8"/>
      <text:p text:style-name="P7"><text:span text:style-name="T4">Zócalos de memoria: las placas base tienen entre 2 y 8 zócalos para la inserción de módulos de memoria SIMM o DIMM. Éste valor dependerá de las características del chipset de la placa base. Muchas placas base solo admiten combinaciones determinadas de los módulos de memoria en sus zócalos.</text:span></text:p>
      <text:p text:style-name="P8"/>
      <text:p text:style-name="P7"><text:span text:style-name="T4">Memoria caché: los ordenadores de cuarta y quinta generación usaban una caché secundaria, de o caché L2, integrada en la placa base. A partir de la sexta generación la caché de nivel 2 se integró en el </text:span></text:p>
      <text:p text:style-name="P7"><text:span text:style-name="T4">propio microprocesador. </text:span></text:p>
      <text:p text:style-name="P8"/>
      <text:p text:style-name="P7"><text:span text:style-name="T4">Slot buses: estas ranuras sirven para aumentar las capacidades del sistema. En ellas se insertan tarjetas y controladoras de entrada/salida. Con el paso de los años se han ido estandarizando varios tipos de buses como ISA, EISA, MCA, PCI o AGP. Hoy día, los más habituales son PCI, AGP y PCI-Express.</text:span></text:p>
      <text:p text:style-name="P8"/>
      <text:p text:style-name="P7"><text:span text:style-name="T4">Chipset: es un conjunto de circuitos integrados diseñados a partir de una arquitectura de procesador determinado.</text:span></text:p>
      <text:p text:style-name="P8"/>
      <text:p text:style-name="P7"><text:span text:style-name="T4">BIOS: se implementa mediante memoria ROM y los datos de configuración se almacenan en una memoria CMOS.</text:span></text:p>
      <text:p text:style-name="P8"/>
      <text:p text:style-name="P7"><text:span text:style-name="T4">Batería: el ordenador usa una batería para seguir suministrando corriente y permitir guarda cierta información.</text:span></text:p>
      <text:p text:style-name="P8"/>
      <text:p text:style-name="P7"><text:span text:style-name="T4">Conector de alimentación: se trata de un conector de 20 pines.</text:span></text:p>
      <text:p text:style-name="P8"/>
      <text:p text:style-name="P7"><text:span text:style-name="T4">Jumpers: está formado por dos pines que se pueden unir a través de un pequeño conector y sirve para configurar el hardware.</text:span></text:p>
      <text:p text:style-name="P8"/>
      <text:p text:style-name="P7"><text:span text:style-name="T4">Conectores de pin: un conjunto de conectores con diversas funciones: led de potencia (2 pines), conmutador de reset (2), interruptor de potencia (2), led del disco duro (2), altavoz interno (4), ventilador, conmutador y led de suspendido (2)</text:span></text:p>
      <text:p text:style-name="P8"/>
      <text:p text:style-name="P7"><text:span text:style-name="T4">Controladores: controlador de teclado, ratón, SATA y IDE, disquetera, USB, …</text:span></text:p>
      <text:p text:style-name="P8"/>
      <text:p text:style-name="P7"><text:span text:style-name="T4">Microprocesador es un circuito integrado compuesto por millones de transistores que contiene algunas o todos los elementos hardware de una CPU.</text:span></text:p>
      <text:p text:style-name="P8"/>
      <text:p text:style-name="P7"><text:span text:style-name="T7">1.3.2 Memoria RAM</text:span></text:p>
      <text:p text:style-name="P8"/>
      <text:p text:style-name="P7"><text:span text:style-name="T4">Es donde el ordenador guarda los datos que está utilizando en el momento actual.</text:span></text:p>
      <text:p text:style-name="P8"/>
      <text:p text:style-name="P7"><text:span text:style-name="T7">1.3.3 Memoria Gráfica</text:span></text:p>
      <text:p text:style-name="P8"/>
      <text:p text:style-name="P7"><text:span text:style-name="T4">Es aquella memoria empleada por el controlador de la tarjeta gráfica para poder manejar toda la información visual que le manda la CPU del sistema.</text:span></text:p>
      <text:p text:style-name="P3"/>
      <text:p text:style-name="P14"><text:span text:style-name="T7">1.3.4 Buses i ranuras de expansión</text:span></text:p>
      <text:p text:style-name="P8"/>
      <text:p text:style-name="P7"><text:span text:style-name="T4">Los buses son líneas de interconexión que interconectan el procesador con los distintos dispositivos del equipo. </text:span></text:p>
      <text:p text:style-name="P8"/>
      <text:p text:style-name="P7"><text:span text:style-name="T7">1.3.5 Puertos y conectores</text:span></text:p>
      <text:p text:style-name="P8"/>
      <text:p text:style-name="P7"><text:span text:style-name="T4">Los conectores de entrada/salida cumplen con la norma PC99, desarrollada por Microsoft e Intel en 1998 con el objetivo de estandarizar el hardware del PC y "ayudar" a la compatibilidad de Windows.</text:span></text:p>
      <text:p text:style-name="P8"/>
      <text:p text:style-name="P7"><text:span text:style-name="T7">1.3.6 Unidades de almacenamiento secundario</text:span></text:p>
      <text:p text:style-name="P8"/>
      <text:p text:style-name="P7"><text:span text:style-name="T4">El almacenamiento secundario lo conforman el conjunto de dispositivos y medios o soportes que almacenan memoria secundaria, entendida como almacenamiento masivo y permanente. </text:span></text:p>
      <text:p text:style-name="P8"/>
      <text:p text:style-name="P7"><text:span text:style-name="T4">En la actualidad, para almacenar información se usan las siguientes tecnologías: la magnética (discos duros, disquetes, cintas magnéticas), la óptica (CD, DVD, blu-ray), la magneto-óptica (discos zip) y la flash (tarjetas de memoria Flash). </text:span></text:p>
      <text:p text:style-name="P8"/>
      <text:p text:style-name="P7"><text:span text:style-name="T7">1.3.6.1 Disco duro </text:span></text:p>
      <text:p text:style-name="P8"/>
      <text:p text:style-name="P7"><text:span text:style-name="T4">Un disco duro es un dispositivo no volátil que emplea un sistema de grabación digital de tecnología magnética básicamente.</text:span></text:p>
      <text:p text:style-name="P8"/>
      <text:p text:style-name="P7"><text:span text:style-name="T4">Plato: cada uno de los discos que hay dentro del disco duro. </text:span></text:p>
      <text:p text:style-name="P8"/>
      <text:p text:style-name="P7"><text:span text:style-name="T4">Cara: cada uno de los dos lados de un plato. </text:span></text:p>
      <text:p text:style-name="P8"/>
      <text:p text:style-name="P7"><text:span text:style-name="T4">Cabeza: número de cabezales. </text:span></text:p>
      <text:p text:style-name="P8"/>
      <text:p text:style-name="P7"><text:span text:style-name="T4">Pista: una circunferencia dentro de una cara; la pista O está en el borde exterior. </text:span></text:p>
      <text:p text:style-name="P8"/>
      <text:p text:style-name="P7"><text:span text:style-name="T4">Cilindro: conjunto de varias pistas; son todas las circunferencias que están alineadas verticalmente (una de cada cara). </text:span></text:p>
      <text:p text:style-name="P8"/>
      <text:p text:style-name="P7"><text:span text:style-name="T4">Sector: cada una de las divisiones de una pista. El tamaño del sector no es fijo, siendo el estándar actual 512 bytes.</text:span></text:p>
      <text:p text:style-name="P8"/>
      <text:p text:style-name="P7"><text:span text:style-name="T7">1.5 Herramientas de monitorización y diagnóstico</text:span></text:p>
      <text:p text:style-name="P8"/>
      <text:p text:style-name="P7"><text:span text:style-name="T4">Monitorización de la placa base</text:span></text:p>
      <text:p text:style-name="P8"/>
      <text:p text:style-name="P7"><text:span text:style-name="T4">Prácticamente en la mayoría de las placas base, la BIOS ofrece funciones de monitorización del procesador, placa base y otros dispositivos. Normalmente, se encuentra en un menú que se llama Health Status, Hardware Monitoring, o algo equivalente.</text:span></text:p>
      <text:p text:style-name="P8"/>
      <text:p text:style-name="P3"/>
      <text:p text:style-name="P14"><text:span text:style-name="T7">1.7 Sistema de comunicación</text:span></text:p>
      <text:p text:style-name="P8"/>
      <text:p text:style-name="P7"><text:span text:style-name="T4">Se entiende por sistema de comunicación a un conjunto de dispositivos interconectados que realizan acciones que permiten que las personas puedan comunicarse o conectarse entre sí. Se dice que el sistema de comunicación más antiguo tuvo lugar como oficina de correo, en donde se almacenaban, clasificaban y distribuían las cartas hacia sus destinos correspondientes. </text:span></text:p>
      <text:p text:style-name="P8"/>
      <text:p text:style-name="P7"><text:span text:style-name="T4">Mensaje: contiene la información</text:span></text:p>
      <text:p text:style-name="P8"/>
      <text:p text:style-name="P7"><text:span text:style-name="T4">Emisor: dispositivo que genera el mensaje</text:span></text:p>
      <text:p text:style-name="P8"/>
      <text:p text:style-name="P7"><text:span text:style-name="T4">Receptor: destino del mensaje</text:span></text:p>
      <text:p text:style-name="P8"/>
      <text:p text:style-name="P7"><text:span text:style-name="T4">Medio: medio que lleva a cabo la transferencia de la información</text:span></text:p>
      <text:p text:style-name="P8"/>
      <text:p text:style-name="P7"><text:span text:style-name="T4">Protocolo: conjunto de reglas </text:span></text:p>
      <text:p text:style-name="P8"/>
      <text:p text:style-name="P7"><text:span text:style-name="T7">1.8 Una red</text:span></text:p>
      <text:p text:style-name="P8"/>
      <text:p text:style-name="P7"><text:span text:style-name="T4">Una red de ordenadores es un sistema de interconexión entre equipos que permite compartir recursos e información. </text:span></text:p>
      <text:p text:style-name="P7"><text:span text:style-name="T4">Para ello, es necesario contar, además de con los ordenadores correspondientes, con las tarjetas de red, los cables de </text:span></text:p>
      <text:p text:style-name="P7"><text:span text:style-name="T4">conexión, los dispositivos periféricos y el software conveniente. </text:span></text:p>
      <text:p text:style-name="P8"/>
      <text:p text:style-name="P7"><text:span text:style-name="T7">1.9 Tarjeta de red</text:span></text:p>
      <text:p text:style-name="P8"/>
      <text:p text:style-name="P7"><text:span text:style-name="T4">La tarjeta de red actúa como la interfaz física o conexión entre el ordenador y el cable de red. Se encuentran integradas en la placa base o colocadas en una ranura de expansión del ordenador. Después que la tarjeta ha sido instalada, se conecta el cable de red a la puerta de la misma para hacer la conexión física actual entre los ordenadores y el resto de la red. </text:span></text:p>
      <text:p text:style-name="P8"/>
      <text:p text:style-name="P7"><text:span text:style-name="T7">1.9.3 Medios de transmisión </text:span></text:p>
      <text:p text:style-name="P8"/>
      <text:p text:style-name="P7"><text:span text:style-name="T4">Categoría 3: se utiliza para transmitir datos con una velocidad de transmisión de hasta 10 Mbps con longitudes de segmento inferiores a 100 metros y una longitud máxima de red de 500 metros. </text:span></text:p>
      <text:p text:style-name="P8"/>
      <text:p text:style-name="P7"><text:span text:style-name="T4">Categoría 4: se utiliza para transmitir datos con una velocidad de transmisión de hasta 16 Mbps (actualmente está en desuso). </text:span></text:p>
      <text:p text:style-name="P8"/>
      <text:p text:style-name="P7"><text:span text:style-name="T4">Categoría 5: se utiliza para transmitir datos con una velocidad de transmisión de hasta 100 Mbps. </text:span></text:p>
      <text:p text:style-name="P8"/>
      <text:p text:style-name="P7"><text:span text:style-name="T4">Categoría 6: se utiliza para transmitir datos con una velocidad de transmisión de hasta 1000 Mbps. Es el más utilizado actualmente. </text:span></text:p>
      <text:p text:style-name="P8"/>
      <text:p text:style-name="P2"/>
      <text:p text:style-name="P14"><text:span text:style-name="T7">1.10 Topologías de red</text:span></text:p>
      <text:p text:style-name="P8"/>
      <text:p text:style-name="P7"><text:span text:style-name="T4">Se denomina topología a la forma geométrica en que están distribuidos los diferentes nodos y los cables que las conectan.</text:span></text:p>
      <text:p text:style-name="P8"/>
      <text:p text:style-name="P8"/>
      <text:p text:style-name="Standard"><text:span text:style-name="T10">Topología en Malla: En esta topología cada dispositivo tiene un enlace dedicado y exclusivo por cada otro dispositivo que forme parte de la red.</text:span></text:p>
      <text:p text:style-name="P8"/>
      <text:p text:style-name="P7"><text:span text:style-name="T4">Topología en bus: Es una topología multipunto donde un mismo enlace físico actúa como red troncal que une todos los dispositivos a la red.</text:span></text:p>
      <text:p text:style-name="P8"/>
      <text:p text:style-name="P7"><text:span text:style-name="T4">Topología en estrella: En esta configuración todos los equipos están conectados directamente al conmutador y las comunicaciones se han de hacer necesariamente a través de él.</text:span></text:p>
      <text:p text:style-name="P8"/>
      <text:p text:style-name="P7"><text:span text:style-name="T4">Topología en anillo: En esta topología cada dispositivo tiene una línea de conexión dedicada y exclusiva solamente con los dos dispositivos más cercanos.</text:span></text:p>
      <text:p text:style-name="P8"/>
      <text:p text:style-name="P7"><text:span text:style-name="T4">Topología en árbol: Esta topología es una variante de la topología en estrella.</text:span></text:p>
      <text:p text:style-name="P8"/>
      <text:p text:style-name="P7"><text:span text:style-name="T4">Topología híbrida: Se utiliza este término para referirse a la combinación de varias de las topologías anteriores.</text:span></text:p>
      <text:p text:style-name="P8"/>
      <text:p text:style-name="P7"><text:span text:style-name="T7">1.11 Protocolos</text:span></text:p>
      <text:p text:style-name="P8"/>
      <text:p text:style-name="P7"><text:span text:style-name="T4">Los protocolos son las reglas y procedimientos utilizados por los ordenadores para comunicarse entre ellos a través de una red. Esas reglas tienen en cuenta el método utilizado para corregir errores, establecer una comunicación, etc. </text:span></text:p>
      <text:p text:style-name="P8"/>
      <text:p text:style-name="P3"/>
      <text:p text:style-name="P14"><text:span text:style-name="T7">1.12 Normas IEEE</text:span></text:p>
      <text:p text:style-name="P8"/>
      <text:p text:style-name="P7"><text:span text:style-name="T4">Es un organismo que ha procurado normalizar la comunicación entre ordenadores. Este organismo está acreditado por ANSI, que es el organismo de estandarización de los EE.UU. </text:span></text:p>
      <text:p text:style-name="P8"/>
      <text:p text:style-name="P7"><text:span text:style-name="T4">Entre las distintas especificaciones de la norma 802 se encuentran: </text:span></text:p>
      <text:p text:style-name="P8"/>
      <text:p text:style-name="P7"><text:span text:style-name="T4">IEEE 802.1 (1990). Normalización de la Interfaz con Niveles Superiores (HLI, Higher Layer Interface Standard). Se encarga del control de temas comunes: gestión de la red, mensajería, etc. </text:span></text:p>
      <text:p text:style-name="P8"/>
      <text:p text:style-name="P7"><text:span text:style-name="T4">IEEE 802.2 (1990). Normalización para el Control del Enlace Lógico (LLC, Logical Link Control). </text:span></text:p>
      <text:p text:style-name="P8"/>
      <text:p text:style-name="P7"><text:span text:style-name="T4">IEEE 802.3 (1990). Desarrollo del protocolo de Acceso Múltiple con Detección de Portadora y Detección de Colisión (CSMAlCD, Carrier Sense Multiple Access / Collision Detection). </text:span></text:p>
      <text:p text:style-name="P8"/>
      <text:p text:style-name="P8"/>
      <text:p text:style-name="P7"><text:span text:style-name="T4">IEEE 802.4 (1990). Desarrollo del bus de Paso de Testigo (Token Bus). </text:span></text:p>
      <text:p text:style-name="P8"/>
      <text:p text:style-name="P7"><text:span text:style-name="T4">IEEE 802.5 (1989-1991). Especificaciones para una configuración de anillo con paso de testigo (Token Ring). </text:span></text:p>
      <text:p text:style-name="P8"/>
      <text:p text:style-name="P7"><text:span text:style-name="T4">IEEE 802.6 (1990). Especificaciones para una red de área metropolitana (MAN, MetropolitanArea Network). </text:span></text:p>
      <text:p text:style-name="P8"/>
      <text:p text:style-name="P7"><text:span text:style-name="T4">IEEE 802.7. Redes Locales de Banda Ancha. </text:span></text:p>
      <text:p text:style-name="P8"/>
      <text:p text:style-name="P7"><text:span text:style-name="T4">IEEE 802.8. Fibra Óptica. </text:span></text:p>
      <text:p text:style-name="P8"/>
      <text:p text:style-name="P7"><text:span text:style-name="T4">IEEE 802.9. Estándar para la definición de voz y datos en las redes locales. </text:span></text:p>
      <text:p text:style-name="P8"/>
      <text:p text:style-name="P7"><text:span text:style-name="T4">IEEE 802.10. Seguridad en las redes locales. </text:span></text:p>
      <text:p text:style-name="P8"/>
      <text:p text:style-name="P7"><text:span text:style-name="T4">IEEE 802.11. Redes locales inalámbricas. </text:span></text:p>
      <text:p text:style-name="P8"/>
      <text:p text:style-name="P7"><text:span text:style-name="T7">1.13 Arquitectura de Red</text:span></text:p>
      <text:p text:style-name="P8"/>
      <text:p text:style-name="P7"><text:span text:style-name="T4">Hay muchos tipos distintos de redes, por lo que se pueden realizar múltiples combinaciones distintas al seleccionar el tipo de cableado, la topología, el tipo de transmisión e, incluso, los protocolos utilizados. Estos factores van a determinar la arquitectura de la red. </text:span></text:p>
      <text:p text:style-name="P8"/>
      <text:p text:style-name="P7"><text:span text:style-name="T7">1.13.1 Ethernet</text:span></text:p>
      <text:p text:style-name="P8"/>
      <text:p text:style-name="P7"><text:span text:style-name="T4">Esta arquitectura de red fue desarrollada por Xerox Corporation para enlazar un grupo de microordenadores que estaban distribuidos por los laboratorios de investigación de Palo Alto en California, para poder intercambiar programas y datos, así como compartir los periféricos.</text:span></text:p>
      <text:p text:style-name="P3"/>
      <text:p text:style-name="P14"><text:span text:style-name="T7">1.13.2 Fast Ethernet</text:span></text:p>
      <text:p text:style-name="P8"/>
      <text:p text:style-name="P7"><text:span text:style-name="T4">Esta moderna arquitectura de red está basada en la tecnología Ethernet descrita anteriormente, pero cuenta con las siguientes variaciones que le permiten transmitir a una velocidad de 100 Mbps</text:span></text:p>
      <text:p text:style-name="P8"/>
      <text:p text:style-name="P8"/>
      <text:p text:style-name="P7"><text:span text:style-name="T7">1.13.3 Gigabit Ethernet</text:span></text:p>
      <text:p text:style-name="P8"/>
      <text:p text:style-name="P7"><text:span text:style-name="T4">Este estándar se desarrolló bajo dos especificaciones: la primera desarrollada en 1998 llamada lOOOBASE-X que utiliza fibra óptica y la segunda desarrollada en 1999 llamada IOOO ASE-T, que utiliza </text:span></text:p>
      <text:p text:style-name="P7"><text:span text:style-name="T4">cable de cobre de par trenzado UTP de categorías 5, 5e ó 6 con una longitud máxima de 100 metros, con transmisión half-duplex o full-duplex (en los dos sentidos simultáneamente) y en su diseño se intentó mantener la compatibilidad con las versiones anteriores.</text:span></text:p>
      <text:p text:style-name="P8"/>
      <text:p text:style-name="P7"><text:span text:style-name="T9">Actividades</text:span></text:p>
      <text:p text:style-name="P12"/>
      <text:p text:style-name="P7"><text:span text:style-name="T7">1.1 Busque información sobre el procesador de su equipo</text:span></text:p>
      <text:p text:style-name="P9"/>
      <text:p text:style-name="P7"><text:span text:style-name="T4">AMD Ryzen 5 2600 3.9Ghz Hexa Core</text:span></text:p>
      <text:p text:style-name="P9"/>
      <text:p text:style-name="P7"><text:span text:style-name="T4">- Familia de procesador: AMD Ryzen 5</text:span></text:p>
      <text:p text:style-name="P7"><text:span text:style-name="T4">- Frecuencia del procesador: 3,4 GHz</text:span></text:p>
      <text:p text:style-name="P7"><text:span text:style-name="T4">- Número de núcleos de procesador: 6</text:span></text:p>
      <text:p text:style-name="P7"><text:span text:style-name="T4">- Socket de procesador: Zócalo AM4</text:span></text:p>
      <text:p text:style-name="P7"><text:span text:style-name="T4">- Componente para: PC</text:span></text:p>
      <text:p text:style-name="P7"><text:span text:style-name="T4">- Litografía del procesador: 12 nm</text:span></text:p>
      <text:p text:style-name="P7"><text:span text:style-name="T4">- Caja: Si</text:span></text:p>
      <text:p text:style-name="P7"><text:span text:style-name="T4">- Modelo del procesador: 2600</text:span></text:p>
      <text:p text:style-name="P7"><text:span text:style-name="T4">- Número de filamentos de procesador: 12</text:span></text:p>
      <text:p text:style-name="P7"><text:span text:style-name="T4">- Modo de procesador operativo: 32-bit, 64 bits</text:span></text:p>
      <text:p text:style-name="P7"><text:span text:style-name="T4">- Caché del procesador: 16 MB</text:span></text:p>
      <text:p text:style-name="P7"><text:span text:style-name="T4">- Tipo de cache en procesador: L3</text:span></text:p>
      <text:p text:style-name="P7"><text:span text:style-name="T4">- Frecuencia del procesador turbo: 3,9 GHz</text:span></text:p>
      <text:p text:style-name="P7"><text:span text:style-name="T4">- Solución térmica (MPK) Wraith Stealth</text:span></text:p>
      <text:p text:style-name="P9"/>
      <text:p text:style-name="P2"/>
      <text:p text:style-name="P14"><text:span text:style-name="T7">1.2 Busque información sobre la memoria de su equipo</text:span></text:p>
      <text:p text:style-name="P9"/>
      <text:p text:style-name="P7"><text:span text:style-name="T8">8 GB Crucial Ballistix Sport LT Grey 2400Mhz CL16 </text:span></text:p>
      <text:p text:style-name="P11"/>
      <text:p text:style-name="P7"><text:span text:style-name="T4">- Memoria interna: 8 GB</text:span></text:p>
      <text:p text:style-name="P7"><text:span text:style-name="T4">- Tipo de memoria interna: DDR4</text:span></text:p>
      <text:p text:style-name="P7"><text:span text:style-name="T4">- Velocidad de memoria del reloj: 2400 MHz</text:span></text:p>
      <text:p text:style-name="P7"><text:span text:style-name="T4">- Componente para: PC/servidor</text:span></text:p>
      <text:p text:style-name="P7"><text:span text:style-name="T4">- Forma de factor de memoria: 288-pin DIMM</text:span></text:p>
      <text:p text:style-name="P7"><text:span text:style-name="T4">- Diseño de memoria (módulos x tamaño): 1 x 8 GB</text:span></text:p>
      <text:p text:style-name="P7"><text:span text:style-name="T4">- Latencia CAS: 16</text:span></text:p>
      <text:p text:style-name="P7"><text:span text:style-name="T4">- Voltaje de memoria: 1.2 V</text:span></text:p>
      <text:p text:style-name="P7"><text:span text:style-name="T4">- ECC: No</text:span></text:p>
      <text:p text:style-name="P7"><text:span text:style-name="T4">- Memoria sin buffer: Si</text:span></text:p>
      <text:p text:style-name="P8"/>
      <text:p text:style-name="P9"/>
      <text:p text:style-name="P7"><text:span text:style-name="T7">1.3 Busque información sobre la tarjeta gráfica de su equipo</text:span></text:p>
      <text:p text:style-name="P9"/>
      <text:p text:style-name="P7"><text:span text:style-name="T8">Gigabyte Radeon RX 570 Gaming 8 GB GDDR5</text:span></text:p>
      <text:p text:style-name="P11"/>
      <text:p text:style-name="P7"><text:span text:style-name="T4">- Máxima resolución: 7680 x 4320 Pixeles</text:span></text:p>
      <text:p text:style-name="P7"><text:span text:style-name="T4">- Frecuencia del procesador: 1244 MHz</text:span></text:p>
      <text:p text:style-name="P7"><text:span text:style-name="T4">- Procesadores de corriente: 2048</text:span></text:p>
      <text:p text:style-name="P7"><text:span text:style-name="T4">- Máximas pantallas por tarjeta de video: 5</text:span></text:p>
      <text:p text:style-name="P7"><text:span text:style-name="T4">- Capacidad memoria de adaptador gráfico: 8 GB</text:span></text:p>
      <text:p text:style-name="P7"><text:span text:style-name="T4">- Tipo de memoria de adaptador gráfico: GDDR5</text:span></text:p>
      <text:p text:style-name="P7"><text:span text:style-name="T4">- Ancho de datos: 256 bit</text:span></text:p>
      <text:p text:style-name="P7"><text:span text:style-name="T4">- Velocidad de memoria del reloj: 7000 MHz</text:span></text:p>
      <text:p text:style-name="P7"><text:span text:style-name="T4">- Tipo de interfaz: PCI Express x16 3.0</text:span></text:p>
      <text:p text:style-name="P7"><text:span text:style-name="T4">- Número de puertos HDMI: 1</text:span></text:p>
      <text:p text:style-name="P7"><text:span text:style-name="T4">- Cantidad de puertos DVI-D: 1</text:span></text:p>
      <text:p text:style-name="P7"><text:span text:style-name="T4">- Cantidad de DisplayPorts: 3</text:span></text:p>
      <text:p text:style-name="P7"><text:span text:style-name="T4">- Versión HDMI: 2.0</text:span></text:p>
      <text:p text:style-name="P7"><text:span text:style-name="T4">- Versión de DisplayPort: 1.4</text:span></text:p>
      <text:p text:style-name="P7"><text:span text:style-name="T4">- Profundidad: 40 mm</text:span></text:p>
      <text:p text:style-name="P7"><text:span text:style-name="T4">- Altura: 116 mm</text:span></text:p>
      <text:p text:style-name="P7"><text:span text:style-name="T4">- Ancho: 232 mm</text:span></text:p>
      <text:p text:style-name="P7"><text:span text:style-name="T4">- Tipo de enfriamiento: Activo</text:span></text:p>
      <text:p text:style-name="P7"><text:span text:style-name="T4">- Número de ventiladores: 2 Ventilador(es)</text:span></text:p>
      <text:p text:style-name="P7"><text:span text:style-name="T4">- Factor de forma: ATX</text:span></text:p>
      <text:p text:style-name="P7"><text:span text:style-name="T4">- Número de ranuras: 2</text:span></text:p>
      <text:p text:style-name="P7"><text:span text:style-name="T4">- Color del producto: Negro, Naranja</text:span></text:p>
      <text:p text:style-name="P8"/>
      <text:p text:style-name="P9"/>
      <text:p text:style-name="P2"/>
      <text:p text:style-name="P14"><text:span text:style-name="T7">1.4 Busque información sobre los conectores externos disponibles en su equipo</text:span></text:p>
      <text:p text:style-name="P9"/>
      <text:p text:style-name="P7"><text:span text:style-name="T4">- Número de puertos HDMI: 1</text:span></text:p>
      <text:p text:style-name="P7"><text:span text:style-name="T4">- Cantidad de puertos DVI-D: 1</text:span></text:p>
      <text:p text:style-name="P7"><text:span text:style-name="T4">- Cantidad de DisplayPorts: 3</text:span></text:p>
      <text:p text:style-name="P7"><text:span text:style-name="T4">- Versión HDMI: 2.0</text:span></text:p>
      <text:p text:style-name="P7"><text:span text:style-name="T4">- Versión de DisplayPort: 1.4</text:span></text:p>
      <text:p text:style-name="P7"><text:span text:style-name="T7">- </text:span><text:span text:style-name="T4">Puertos USB: 6x USB 3.1 (Gen1) + 8 x USB 2.0</text:span></text:p>
      <text:p text:style-name="P7"><text:span text:style-name="T7">- </text:span><text:span text:style-name="T11"><text:s/></text:span><text:span text:style-name="T4">PS/2 Combo Port</text:span></text:p>
      <text:p text:style-name="P7"><text:span text:style-name="T4">- LAN</text:span></text:p>
      <text:p text:style-name="P7"><text:span text:style-name="T4">- DVI-D</text:span></text:p>
      <text:p text:style-name="P7"><text:span text:style-name="T4">- HDMI</text:span></text:p>
      <text:p text:style-name="P7"><text:span text:style-name="T4">- HD Audio Connectors</text:span></text:p>
      <text:p text:style-name="P9"/>
      <text:p text:style-name="P7"><text:span text:style-name="T7">1.5 Busque información sobre los discos duros de su equipo </text:span></text:p>
      <text:p text:style-name="P9"/>
      <text:p text:style-name="P7"><text:span text:style-name="T8">PNY CS900 2.5” 120GB SSD SATA 3 TLC</text:span></text:p>
      <text:p text:style-name="P11"/>
      <text:p text:style-name="P7"><text:span text:style-name="T4">- Ancho: 100 mm</text:span></text:p>
      <text:p text:style-name="P7"><text:span text:style-name="T4">- Profundidad: 70 mm</text:span></text:p>
      <text:p text:style-name="P7"><text:span text:style-name="T4">- Altura: 7 mm</text:span></text:p>
      <text:p text:style-name="P7"><text:span text:style-name="T4">- Peso: 45 g</text:span></text:p>
      <text:p text:style-name="P7"><text:span text:style-name="T4">- Voltaje de operación: 5 V</text:span></text:p>
      <text:p text:style-name="P7"><text:span text:style-name="T4">- Corriente: 0,5 A</text:span></text:p>
      <text:p text:style-name="P7"><text:span text:style-name="T4">- Consumo de energía (promedio): 2,2 W</text:span></text:p>
      <text:p text:style-name="P7"><text:span text:style-name="T4">- Consumo de energía (espera): 0,17 W</text:span></text:p>
      <text:p text:style-name="P7"><text:span text:style-name="T4">- Factor de forma de disco SSD: 2.5"</text:span></text:p>
      <text:p text:style-name="P7"><text:span text:style-name="T4">- SDD, capacidad: 120 GB</text:span></text:p>
      <text:p text:style-name="P7"><text:span text:style-name="T4">- Interfaz: Serial ATA III</text:span></text:p>
      <text:p text:style-name="P7"><text:span text:style-name="T4">- Tipo de memoria: TLC</text:span></text:p>
      <text:p text:style-name="P7"><text:span text:style-name="T4">- NVMe: No</text:span></text:p>
      <text:p text:style-name="P7"><text:span text:style-name="T4">- Componente para: PC</text:span></text:p>
      <text:p text:style-name="P7"><text:span text:style-name="T4">- Velocidad de lectura: 515 MB/s</text:span></text:p>
      <text:p text:style-name="P7"><text:span text:style-name="T4">- Velocidad de escritura: 490 MB/s</text:span></text:p>
      <text:p text:style-name="P7"><text:span text:style-name="T4">- Velocidad de transferencia de datos: 6 Gbit/s</text:span></text:p>
      <text:p text:style-name="P7"><text:span text:style-name="T4">- Lectura aleatoria (rango 100%): 86000 IOPS</text:span></text:p>
      <text:p text:style-name="P7"><text:span text:style-name="T4">- Escritura aleatoria (rango 100%): 81000 IOPS</text:span></text:p>
      <text:p text:style-name="P7"><text:span text:style-name="T4">- Soporte S.M.A.R.T.: Si</text:span></text:p>
      <text:p text:style-name="P7"><text:span text:style-name="T4">- Soporte TRIM: Si</text:span></text:p>
      <text:p text:style-name="P7"><text:span text:style-name="T4">- Tiempo medio entre fallos: 2000000 h</text:span></text:p>
      <text:p text:style-name="P8"/>
      <text:p text:style-name="P7"><text:span text:style-name="T4">Seagate BarraCuda 3.5 1TB SATA3</text:span></text:p>
      <text:p text:style-name="P8"/>
      <text:p text:style-name="P7"><text:span text:style-name="T4">- Capacidad de disco duro: 1000 GB</text:span></text:p>
      <text:p text:style-name="P7"><text:span text:style-name="T4">- Interfaz del disco duro: Serial ATA III</text:span></text:p>
      <text:p text:style-name="P7"><text:span text:style-name="T4">- Velocidad de rotación de disco duro: 7200 RPM</text:span></text:p>
      <text:p text:style-name="P7"><text:span text:style-name="T4">- Tamaño de disco duro: 3.5"</text:span></text:p>
      <text:p text:style-name="P7"><text:span text:style-name="T4">- Unidad, tamaño de búfer: 64 MB</text:span></text:p>
      <text:p text:style-name="P7"><text:span text:style-name="T4">- Tipo de dispositivo: Unidad de disco duro</text:span></text:p>
      <text:p text:style-name="P7"><text:span text:style-name="T4">- Acorde RoHS: Si</text:span></text:p>
      <text:p text:style-name="P7"><text:span text:style-name="T4">- Ancho: 101.6 mm</text:span></text:p>
      <text:p text:style-name="P7"><text:span text:style-name="T4">- Altura: 20.17 mm</text:span></text:p>
      <text:p text:style-name="P7"><text:soft-page-break/><text:span text:style-name="T4">- Profundidad: 147 mm</text:span></text:p>
      <text:p text:style-name="P7"><text:span text:style-name="T4">- Peso: 400 g</text:span></text:p>
      <text:p text:style-name="P7"><text:span text:style-name="T4">- Consumo de energía (inactivo): 0.94 W</text:span></text:p>
      <text:p text:style-name="P7"><text:span text:style-name="T4">- Consumo de energía (apagado): 0.94 W</text:span></text:p>
      <text:p text:style-name="P7"><text:span text:style-name="T4">- Consumo de energía (espera): 4.6 W</text:span></text:p>
      <text:p text:style-name="P7"><text:span text:style-name="T4">- Consumo Energía: 5.3W</text:span></text:p>
      <text:p text:style-name="P7"><text:span text:style-name="T4">- Corriente de arranque: 2 A</text:span></text:p>
      <text:p text:style-name="P7"><text:span text:style-name="T4">- Intervalo de temperatura operativa: 0 - 60 °C</text:span></text:p>
      <text:p text:style-name="P7"><text:span text:style-name="T4">- Intervalo de temperatura de almacenaje: -40 - 70 °C</text:span></text:p>
      <text:p text:style-name="P8"/>
      <text:p text:style-name="P9"/>
      <text:p text:style-name="P7"><text:span text:style-name="T7">1.6 Compruebe si su tarjeta gráfica está integrada o no en la placa base</text:span></text:p>
      <text:p text:style-name="P9"/>
      <text:p text:style-name="P7"><text:span text:style-name="T4">No está integrada</text:span></text:p>
      <text:p text:style-name="P9"/>
      <text:p text:style-name="P7"><text:span text:style-name="T7">1.7 Vea que puertos utilizan los periféricos disponibles en su equipo</text:span></text:p>
      <text:p text:style-name="P9"/>
      <text:p text:style-name="P7"><text:span text:style-name="T4">Ratón y teclado puertos USB</text:span></text:p>
      <text:p text:style-name="P7"><text:span text:style-name="T4">Monitor DisplayPort de la Gráfica</text:span></text:p>
      <text:p text:style-name="P7"><text:span text:style-name="T4">Auriculares HD Audio Connectors </text:span></text:p>
      <text:p text:style-name="P9"/>
      <text:p text:style-name="P7"><text:span text:style-name="T7">1.8 Vea la temperatura del microprocesador de su equipo y de la tarjeta gráfica si es posible. </text:span></text:p>
      <text:p text:style-name="P9"/>
      <text:p text:style-name="P7"><text:span text:style-name="T4">Microprocesador: 40.63 º C</text:span></text:p>
      <text:p text:style-name="P7"><text:span text:style-name="T4">Tarjeta gráfica: 46 º C</text:span></text:p>
      <text:p text:style-name="P9"/>
      <text:p text:style-name="P7"><text:span text:style-name="T7">1.9 Evalúa el cumplimiento de las normas de seguridad y de prevención de riesgos laborales en tu aula</text:span></text:p>
      <text:p text:style-name="P9"/>
      <text:p text:style-name="P7"><text:span text:style-name="T4">- La instalación de redes es correcta</text:span></text:p>
      <text:p text:style-name="P7"><text:span text:style-name="T4">- La instalación eléctrica está en buen estado y la revisan</text:span></text:p>
      <text:p text:style-name="P7"><text:span text:style-name="T4">- Se reparte bien la carga para que no se sobrecargue</text:span></text:p>
      <text:p text:style-name="P7"><text:span text:style-name="T4">- Se apaga todo cuando nos vamos del aula</text:span></text:p>
      <text:p text:style-name="P7"><text:span text:style-name="T4">- Tienen toma de tierra</text:span></text:p>
      <text:p text:style-name="P7"><text:span text:style-name="T4">- Hay extintores por si hay una emergencia</text:span></text:p>
      <text:p text:style-name="P7"><text:span text:style-name="T4">- La climatización es adecuada</text:span></text:p>
      <text:p text:style-name="P7"><text:span text:style-name="T4">- Hay mucho ruido externo, y dificulta la concentración</text:span></text:p>
      <text:p text:style-name="P7"><text:span text:style-name="T4">- Se utiliza siempre la luz natural</text:span></text:p>
      <text:p text:style-name="P9"/>
      <text:p text:style-name="P7"><text:span text:style-name="T7">1.10 Evalúa si sigues los consejos para usuarios de equipos informáticos anteriores</text:span></text:p>
      <text:p text:style-name="P9"/>
      <text:p text:style-name="P7"><text:span text:style-name="T4">1. La distancia es correcta</text:span></text:p>
      <text:p text:style-name="P7"><text:span text:style-name="T4">2. El ángulo de visión es correcto</text:span></text:p>
      <text:p text:style-name="P7"><text:span text:style-name="T4">3. Mi pantalla es de 23’5 pulgadas</text:span></text:p>
      <text:p text:style-name="P7"><text:span text:style-name="T4">4. El contraste y luminosidad pongo el adecuado según la situación que utilizo la pantalla</text:span></text:p>
      <text:p text:style-name="P7"><text:span text:style-name="T4">5. La única luz que hay en la habitación es la de la pantalla</text:span></text:p>
      <text:p text:style-name="P7"><text:span text:style-name="T4">6. Uso un monitor nuevo</text:span></text:p>
      <text:p text:style-name="P7"><text:span text:style-name="T4">7. Intento estar normalmente en buena postura</text:span></text:p>
      <text:p text:style-name="P7"><text:span text:style-name="T4">8. El ratón es cómodo a mi gusto</text:span></text:p>
      <text:p text:style-name="P7"><text:span text:style-name="T4">9. Mi posición a veces varia así que no siempre es la correcta</text:span></text:p>
      <text:p text:style-name="P7"><text:span text:style-name="T4">10. El mobiliaria es correcto</text:span></text:p>
      <text:p text:style-name="P7"><text:span text:style-name="T4">11. Uso una silla muy buena ajustable y cómoda</text:span></text:p>
      <text:p text:style-name="P9"><text:soft-page-break/></text:p>
      <text:p text:style-name="P7"><text:span text:style-name="T7">1.11 ¿De qué tipo es el servidor que hay en tu aula?</text:span></text:p>
      <text:p text:style-name="P13"><text:span text:style-name="T4">No hay ningun servidor en el aula</text:span></text:p>
      <text:p text:style-name="P7"><text:span text:style-name="T7">¿Cuántas estaciones de trabajo hay en tu aula?</text:span></text:p>
      <text:p text:style-name="P7"><text:span text:style-name="T4">16 </text:span><text:span text:style-name="T6">contando con el del profesor.</text:span></text:p>
      <text:p text:style-name="P9"/>
      <text:p text:style-name="P7"><text:span text:style-name="T7">1.12 ¿Está integrada la tarjeta de red de tu equipo en la placa base?</text:span></text:p>
      <text:p text:style-name="P7"><text:span text:style-name="T4">No, utilizo el conector LAN y no le incluí ninguna tarjeta de red.</text:span></text:p>
      <text:p text:style-name="P7"><text:span text:style-name="T7">¿Qué características tiene?</text:span></text:p>
      <text:p text:style-name="P7"><text:span text:style-name="T7">Averigua su dirección física utilizando ipconfig /all</text:span></text:p>
      <text:p text:style-name="P7"><text:span text:style-name="T4">00-D8-61-14-A1-E6</text:span></text:p>
      <text:p text:style-name="P9"/>
      <text:p text:style-name="P7"><text:span text:style-name="T7">1.13 ¿Qué tipo de cableado usa tu aula?</text:span></text:p>
      <text:p text:style-name="P7"><text:span text:style-name="T4">UTP</text:span></text:p>
      <text:p text:style-name="P7"><text:span text:style-name="T7">¿De qué categoría es?</text:span></text:p>
      <text:p text:style-name="P7"><text:span text:style-name="T4">Cat.</text:span><text:span text:style-name="T6">5.e</text:span></text:p>
      <text:p text:style-name="P9"/>
      <text:p text:style-name="P7"><text:span text:style-name="T7">1.14 Averigua si en tu centro se utiliza algún punto de acceso o medio no guiado</text:span></text:p>
      <text:p text:style-name="P7"><text:span text:style-name="T4">Utiliza puntos de acceso</text:span></text:p>
      <text:p text:style-name="P9"/>
      <text:p text:style-name="P7"><text:span text:style-name="T7">1.15 Haz una lista de todos los elementos de interconexión que hay en tu centro</text:span></text:p>
      <text:p text:style-name="P7"><text:span text:style-name="T4">Routers</text:span></text:p>
      <text:p text:style-name="P7"><text:span text:style-name="T4">Switchs</text:span></text:p>
      <text:p text:style-name="P7"><text:span text:style-name="T4">Puntos de acceso</text:span></text:p>
      <text:p text:style-name="P9"/>
      <text:p text:style-name="P7"><text:span text:style-name="T7">Indica la tecnología inalámbrica con que cuenta tu centro</text:span></text:p>
      <text:p text:style-name="P7"><text:span text:style-name="T4">LAN</text:span></text:p>
      <text:p text:style-name="P9"/>
      <text:p text:style-name="P7"><text:span text:style-name="T7">1.16 Indica cuál es la topología de red de tu aula</text:span></text:p>
      <text:p text:style-name="P7"><text:span text:style-name="T4">Estre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ms-hov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Ramos Rayo</meta:initial-creator>
    <meta:editing-cycles>3</meta:editing-cycles>
    <meta:creation-date>2020-11-25T11:03:00</meta:creation-date>
    <dc:date>2020-11-25T12:24:46.534000000</dc:date>
    <meta:editing-duration>PT2M55S</meta:editing-duration>
    <meta:generator>LibreOffice/6.1.3.2$Windows_X86_64 LibreOffice_project/86daf60bf00efa86ad547e59e09d6bb77c699acb</meta:generator>
    <meta:document-statistic meta:table-count="0" meta:image-count="0" meta:object-count="0" meta:page-count="13" meta:paragraph-count="289" meta:word-count="3572" meta:character-count="21644" meta:non-whitespace-character-count="183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